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49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3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6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3" table:number-columns-repeated="3" table:default-cell-style-name="ce30"/>
        <table:table-column table:style-name="co3" table:default-cell-style-name="ce47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2"/>
          <table:covered-table-cell table:style-name="ce34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2"/>
          <table:covered-table-cell table:style-name="ce34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2"/>
          <table:covered-table-cell table:style-name="ce34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2"/>
          <table:covered-table-cell table:style-name="ce34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2"/>
          <table:covered-table-cell table:style-name="ce34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5" office:value-type="string">
            <text:p>6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5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6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63" office:value-type="string">
            <text:p>5.0</text:p>
          </table:table-cell>
          <table:table-cell table:style-name="ce49" office:value-type="string">
            <text:p>3.2</text:p>
          </table:table-cell>
          <table:table-cell table:style-name="ce50" office:value-type="string">
            <text:p>4.0</text:p>
          </table:table-cell>
          <table:table-cell table:style-name="ce50" office:value-type="string">
            <text:p>4.2</text:p>
          </table:table-cell>
          <table:table-cell table:style-name="ce53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6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style-name="ce19"/>
          <table:table-cell table:style-name="ce51" table:number-columns-repeated="2"/>
          <table:table-cell table:style-name="ce54"/>
          <table:table-cell table:number-columns-repeated="229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64" office:value-type="string">
            <text:p>●</text:p>
          </table:table-cell>
          <table:table-cell table:style-name="ce65" office:value-type="string">
            <text:p>●</text:p>
          </table:table-cell>
          <table:table-cell table:style-name="ce2" table:number-columns-repeated="229"/>
        </table:table-row>
        <table:table-row table:style-name="ro3">
          <table:table-cell office:value-type="string">
            <text:p>ejb-jar.xml 2.0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jb-jar.xml 2.1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64" office:value-type="string">
            <text:p>●</text:p>
          </table:table-cell>
          <table:table-cell table:style-name="ce65" office:value-type="string">
            <text:p>●</text:p>
          </table:table-cell>
          <table:table-cell table:style-name="ce2"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39"/>
          <table:table-cell table:style-name="ce22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4" table:number-columns-repeated="229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6"/>
          <table:table-cell table:style-name="ce19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number-columns-repeated="229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39"/>
          <table:table-cell table:style-name="ce22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56"/>
          <table:table-cell table:style-name="ce52" table:number-columns-repeated="2"/>
          <table:table-cell table:style-name="ce55"/>
          <table:table-cell table:style-name="ce4" table:number-columns-repeated="229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8"/>
          <table:table-cell table:style-name="ce20" table:number-columns-repeated="2"/>
          <table:table-cell table:style-name="ce37"/>
          <table:table-cell table:style-name="ce31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2" svg:width="4.17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2" svg:width="2.889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2" svg:width="2.889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office:annotation draw:style-name="gr1" draw:text-style-name="P2" svg:width="2.889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31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25"/>
          <table:table-cell table:style-name="ce20" table:number-columns-repeated="2"/>
          <table:table-cell table:style-name="ce37"/>
          <table:table-cell table:style-name="ce31" table:number-columns-repeated="3"/>
          <table:table-cell table:style-name="ce48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6" table:number-columns-repeated="3"/>
          <table:table-cell table:style-name="ce43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2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7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7"/>
          <table:table-cell table:style-name="ce15"/>
          <table:table-cell table:style-name="ce27" table:number-columns-repeated="3"/>
          <table:table-cell table:style-name="ce44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8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6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9" table:number-columns-repeated="3"/>
          <table:table-cell table:style-name="ce46"/>
          <table:table-cell table:style-name="ce29" table:number-columns-repeated="3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60"/>
          <table:table-cell table:style-name="ce29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link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style-name="ce23" office:value-type="string">
            <office:annotation draw:style-name="gr1" draw:text-style-name="P2" svg:width="2.897cm" svg:height="1.386cm" svg:x="5.422cm" svg:y="16.149cm" draw:caption-point-x="-5.422cm" draw:caption-point-y="-16.149cm">
              <dc:creator>PP</dc:creator>
              <dc:date>2008-04-03T00:00:00</dc:date>
              <text:p text:style-name="P1"><text:span text:style-name="T1">Tomcat refuse un lien sur un autre lien</text:span></text:p>
            </office:annotation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59"/>
          <table:table-cell table:style-name="ce27" table:number-columns-repeated="2"/>
          <table:table-cell table:style-name="ce44"/>
          <table:table-cell table:style-name="ce27" table:number-columns-repeated="3"/>
          <table:table-cell table:style-name="ce44"/>
          <table:table-cell table:style-name="ce27" table:number-columns-repeated="3"/>
          <table:table-cell table:style-name="ce44"/>
          <table:table-cell table:style-name="ce4" table:number-columns-repeated="229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1"/>
          <table:table-cell table:number-columns-repeated="240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6">
          <table:table-cell table:style-name="ce8" office:value-type="string">
            <text:p>jboss</text:p>
          </table:table-cell>
          <table:table-cell table:style-name="ce16"/>
          <table:table-cell table:style-name="ce21" office:value-type="string">
            <text:p>X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62" office:value-type="string">
            <text:p>√</text:p>
          </table:table-cell>
          <table:table-cell table:number-columns-repeated="2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3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64" office:value-type="string">
            <text:p>●</text:p>
          </table:table-cell>
          <table:table-cell table:style-name="ce65" office:value-type="string">
            <text:p>●</text:p>
          </table:table-cell>
          <table:table-cell table:style-name="ce2" table:number-columns-repeated="229"/>
        </table:table-row>
        <table:table-row table:style-name="ro7">
          <table:table-cell table:style-name="ce6"/>
          <table:table-cell table:style-name="ce13"/>
          <table:table-cell table:number-columns-repeated="249"/>
        </table:table-row>
        <table:table-row table:style-name="ro3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style-name="ce58"/>
          <table:table-cell table:style-name="ce24" table:number-columns-repeated="2"/>
          <table:table-cell table:style-name="ce41"/>
          <table:table-cell table:style-name="ce24" table:number-columns-repeated="3"/>
          <table:table-cell table:style-name="ce41"/>
          <table:table-cell table:style-name="ce24" table:number-columns-repeated="3"/>
          <table:table-cell table:style-name="ce41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7" office:value-type="string">
            <text:p>√</text:p>
          </table:table-cell>
          <table:table-cell table:number-columns-repeated="3" table:style-name="ce31" office:value-type="string">
            <text:p>●</text:p>
          </table:table-cell>
          <table:table-cell table:style-name="ce48" office:value-type="string">
            <text:p>●</text:p>
          </table:table-cell>
          <table:table-cell table:number-columns-repeated="229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75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14/04/2008</text:date>, <text:time>14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4-14T14:57:59</dc:date>
    <meta:editing-cycles>69</meta:editing-cycles>
    <meta:editing-duration>P5DT9H45M21S</meta:editing-duration>
    <meta:user-defined meta:name="Info 1"/>
    <meta:user-defined meta:name="Info 2"/>
    <meta:user-defined meta:name="Info 3"/>
    <meta:user-defined meta:name="Info 4"/>
    <meta:document-statistic meta:table-count="3" meta:cell-count="776"/>
  </office:meta>
</office:document-meta>
</file>